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2.6854in"/>
    </style:style>
    <style:style style:name="Table1.B" style:family="table-column">
      <style:table-column-properties style:column-width="4.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indent="0in" style:auto-text-indent="false"/>
      <style:text-properties officeooo:rsid="001fd2c7" officeooo:paragraph-rsid="001fd2c7"/>
    </style:style>
    <style:style style:name="P2" style:family="paragraph" style:parent-style-name="Standard" style:list-style-name="L1"/>
    <style:style style:name="P3" style:family="paragraph" style:parent-style-name="Standard">
      <style:text-properties officeooo:rsid="001fd2c7" officeooo:paragraph-rsid="001fd2c7"/>
    </style:style>
    <style:style style:name="P4" style:family="paragraph" style:parent-style-name="Standard">
      <style:text-properties officeooo:rsid="00214f26" officeooo:paragraph-rsid="00214f26"/>
    </style:style>
    <style:style style:name="P5" style:family="paragraph" style:parent-style-name="Standard" style:list-style-name="L1">
      <style:paragraph-properties fo:margin-left="1in" fo:margin-right="0in" fo:text-indent="0in" style:auto-text-indent="false"/>
    </style:style>
    <style:style style:name="P6" style:family="paragraph" style:parent-style-name="Standard">
      <style:paragraph-properties fo:margin-left="0in" fo:margin-right="0in" fo:text-indent="0in" style:auto-text-indent="false" fo:break-before="page"/>
      <style:text-properties officeooo:rsid="00214f26" officeooo:paragraph-rsid="00214f26"/>
    </style:style>
    <style:style style:name="P7" style:family="paragraph" style:parent-style-name="Standard">
      <style:paragraph-properties fo:margin-left="0in" fo:margin-right="0in" fo:text-indent="0in" style:auto-text-indent="false"/>
      <style:text-properties officeooo:rsid="00229337" officeooo:paragraph-rsid="00229337"/>
    </style:style>
    <style:style style:name="P8" style:family="paragraph" style:parent-style-name="Standard">
      <style:paragraph-properties fo:margin-left="0in" fo:margin-right="0in" fo:text-indent="0in" style:auto-text-indent="false">
        <style:tab-stops>
          <style:tab-stop style:position="0in"/>
          <style:tab-stop style:position="6in" style:type="right"/>
        </style:tab-stops>
      </style:paragraph-properties>
      <style:text-properties officeooo:rsid="00229337" officeooo:paragraph-rsid="00229337"/>
    </style:style>
    <style:style style:name="T1" style:family="text">
      <style:text-properties officeooo:rsid="00214f26"/>
    </style:style>
    <text:list-style style:name="L1">
      <text:list-level-style-bullet text:level="1" text:style-name="Bullet_20_Symbols" text:bullet-char="◦">
        <style:list-level-properties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ubergine</text:p>
      <text:p text:style-name="P4">memnon</text:p>
      <text:list xml:id="list1558614260" text:style-name="L1">
        <text:list-item>
          <text:p text:style-name="P2">Fuck.</text:p>
        </text:list-item>
        <text:list-item>
          <text:p text:style-name="P5">You.</text:p>
        </text:list-item>
      </text:list>
      <text:p text:style-name="P1">dayfuck</text:p>
      <text:p text:style-name="P6">anything</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7"/>
      <text:p text:style-name="P8">Text on the left<text:tab/>text on the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0-13T17:04:00.539330042</dc:date>
    <meta:editing-cycles>5</meta:editing-cycles>
    <meta:editing-duration>PT1H50M28S</meta:editing-duration>
    <meta:initial-creator>adam</meta:initial-creator>
    <meta:creation-date>2018-10-13T01:46:58</meta:creation-date>
    <dc:language>en</dc:language>
    <meta:document-statistic meta:table-count="1" meta:image-count="0" meta:object-count="0" meta:page-count="2" meta:paragraph-count="7" meta:word-count="16" meta:character-count="75" meta:non-whitespace-character-count="68"/>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